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1abf8" officeooo:paragraph-rsid="0011abf8"/>
    </style:style>
    <style:style style:name="P2" style:family="paragraph" style:parent-style-name="Standard">
      <style:text-properties officeooo:rsid="0011abf8" officeooo:paragraph-rsid="001d0ca3"/>
    </style:style>
    <style:style style:name="P3" style:family="paragraph" style:parent-style-name="Standard">
      <style:text-properties officeooo:rsid="0011abf8" officeooo:paragraph-rsid="001dbd8b"/>
    </style:style>
    <style:style style:name="P4" style:family="paragraph" style:parent-style-name="Standard">
      <style:text-properties officeooo:rsid="0011f256" officeooo:paragraph-rsid="0011f256"/>
    </style:style>
    <style:style style:name="P5" style:family="paragraph" style:parent-style-name="Standard">
      <style:text-properties officeooo:rsid="0013e209" officeooo:paragraph-rsid="0013e209"/>
    </style:style>
    <style:style style:name="P6" style:family="paragraph" style:parent-style-name="Standard">
      <style:text-properties officeooo:rsid="0016768b" officeooo:paragraph-rsid="0016768b"/>
    </style:style>
    <style:style style:name="P7" style:family="paragraph" style:parent-style-name="Standard">
      <style:text-properties officeooo:rsid="00182abd" officeooo:paragraph-rsid="00182abd"/>
    </style:style>
    <style:style style:name="P8" style:family="paragraph" style:parent-style-name="Standard">
      <style:paragraph-properties fo:text-align="end" style:justify-single-word="false"/>
      <style:text-properties officeooo:rsid="001b9cab" officeooo:paragraph-rsid="001b9cab"/>
    </style:style>
    <style:style style:name="P9" style:family="paragraph" style:parent-style-name="Standard">
      <style:paragraph-properties fo:text-align="center" style:justify-single-word="false"/>
      <style:text-properties officeooo:rsid="001b9ec2" officeooo:paragraph-rsid="001b9ec2"/>
    </style:style>
    <style:style style:name="P10" style:family="paragraph" style:parent-style-name="Standard">
      <style:text-properties officeooo:rsid="001b9ec2" officeooo:paragraph-rsid="001b9ec2"/>
    </style:style>
    <style:style style:name="P11" style:family="paragraph" style:parent-style-name="Standard">
      <style:paragraph-properties fo:text-align="end" style:justify-single-word="false"/>
      <style:text-properties officeooo:rsid="001d2fca" officeooo:paragraph-rsid="001d2fca"/>
    </style:style>
    <style:style style:name="P12" style:family="paragraph" style:parent-style-name="Standard">
      <style:text-properties officeooo:rsid="001dbd8b" officeooo:paragraph-rsid="001dbd8b"/>
    </style:style>
    <style:style style:name="T1" style:family="text">
      <style:text-properties officeooo:rsid="001b9ec2"/>
    </style:style>
    <style:style style:name="T2" style:family="text">
      <style:text-properties officeooo:rsid="001d0ca3"/>
    </style:style>
    <style:style style:name="T3" style:family="text">
      <style:text-properties officeooo:rsid="001dbd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yler Charles Hoffman</text:p>
      <text:p text:style-name="P8">Edward Philip Gurnee</text:p>
      <text:p text:style-name="P11">2/13/15</text:p>
      <text:p text:style-name="P11">COSC 571</text:p>
      <text:p text:style-name="P8"/>
      <text:p text:style-name="P9">Best Buy Books Project</text:p>
      <text:p text:style-name="P9">Phase 1 – Outline and Front-end Development</text:p>
      <text:p text:style-name="P9"/>
      <text:p text:style-name="P2">Team information:</text:p>
      <text:p text:style-name="P2"><text:span text:style-name="T2">This awe inspiring team of almost professionals is comprised of </text:span>Tyler <text:span text:style-name="T2">Charles Hoffman (the Wise) and </text:span>Ed<text:span text:style-name="T2">ward Philip Gurnee</text:span> <text:span text:style-name="T2">(known as Dragon).</text:span></text:p>
      <text:p text:style-name="P12">References available on request.</text:p>
      <text:p text:style-name="P2"/>
      <text:p text:style-name="P1">Plans for development:</text:p>
      <text:p text:style-name="P3"><text:span text:style-name="T3">The project will be developed through use of</text:span> pair<text:span text:style-name="T3">ed-</text:span>programming; no writing <text:span text:style-name="T3">of</text:span> code <text:span text:style-name="T3">will be done </text:span>without both <text:span text:style-name="T3">member of the team being</text:span> present, <text:span text:style-name="T3">while working on one computer</text:span>. <text:span text:style-name="T3">The plan is to have </text:span>Eddie <text:span text:style-name="T3">taking point in the back-end</text:span> PHP development <text:span text:style-name="T3">while </text:span>Tyler will be leading <text:span text:style-name="T3">in</text:span> <text:span text:style-name="T3">d</text:span>atabase design and implementation. <text:span text:style-name="T3">The front-end work was developed together through PHP and </text:span>HTML <text:span text:style-name="T3">with Tyler taking lead on design and implementation.</text:span></text:p>
      <text:p text:style-name="P3"><text:span text:style-name="T3">The project is being hosted on </text:span>db2.emich.edu <text:span text:style-name="T3">under the team username 201501_cosc471_group04. All of the code is also being hosted on GitHub at </text:span><text:a xlink:type="simple" xlink:href="https://github.com/pegurnee/cosc571_database_project"><text:span text:style-name="T3">https://github.com/pegurnee/cosc571_database_project</text:span></text:a><text:span text:style-name="T3">.</text:span></text:p>
      <text:p text:style-name="P1"/>
      <text:p text:style-name="P1">Screenshots of GUI or links</text:p>
      <text:p text:style-name="P1">The site is completely navigable from the homepage; however, all links are included.</text:p>
      <text:p text:style-name="P1"/>
      <text:p text:style-name="P1">Homepage:</text:p>
      <text:p text:style-name="P1"><text:a xlink:type="simple" xlink:href="http://db2.emich.edu/~201501_cosc471_group04/">http://db2.emich.edu/~201501_cosc471_group04/</text:a></text:p>
      <text:p text:style-name="P1"/>
      <text:p text:style-name="P1">Search:</text:p>
      <text:p text:style-name="P10">Besides the very prominent search bar that exists on each page, the advanced search page is reached here:</text:p>
      <text:p text:style-name="P1"><text:a xlink:type="simple" xlink:href="http://db2.emich.edu/~201501_cosc471_group04/search.php">http://db2.emich.edu/~201501_cosc471_group04/search.php</text:a></text:p>
      <text:p text:style-name="P1">This is also the search results page, results will show up here (try searching for “absolute java”)</text:p>
      <text:p text:style-name="P1"><text:a xlink:type="simple" xlink:href="http://db2.emich.edu/~201501_cosc471_group04/search.php?criteria=title&amp;query=absolute+java">http://db2.emich.edu/~201501_cosc471_group04/search.php?criteria=title&amp;query=absolute+java</text:a></text:p>
      <text:p text:style-name="P1"/>
      <text:p text:style-name="P1">Reviews:</text:p>
      <text:p text:style-name="P1"><text:a xlink:type="simple" xlink:href="http://db2.emich.edu/~201501_cosc471_group04/review.php?id=1">http://db2.emich.edu/~201501_cosc471_group04/review.php?id=1</text:a></text:p>
      <text:p text:style-name="P1">Given an id to search for, the review page shows reviews for that given book</text:p>
      <text:p text:style-name="P1"/>
      <text:p text:style-name="P1">Cart:</text:p>
      <text:p text:style-name="P1"><text:a xlink:type="simple" xlink:href="http://db2.emich.edu/~201501_cosc471_group04/cart.php">http://db2.emich.edu/~201501_cosc471_group04/cart.php</text:a></text:p>
      <text:p text:style-name="P1"/>
      <text:p text:style-name="P1">Checkout:</text:p>
      <text:p text:style-name="P1"><text:a xlink:type="simple" xlink:href="http://db2.emich.edu/~201501_cosc471_group04/checkout.php">http://db2.emich.edu/~201501_cosc471_group04/checkout.php</text:a></text:p>
      <text:p text:style-name="P1"/>
      <text:p text:style-name="P4">Register:</text:p>
      <text:p text:style-name="P4"><text:a xlink:type="simple" xlink:href="http://db2.emich.edu/~201501_cosc471_group04/register.php">http://db2.emich.edu/~201501_cosc471_group04/register.php</text:a></text:p>
      <text:p text:style-name="P4">Must not already be logged in to register – <text:span text:style-name="T1">disabled for demo</text:span></text:p>
      <text:p text:style-name="P4"/>
      <text:p text:style-name="P4"><text:soft-page-break/>Update Customer:</text:p>
      <text:p text:style-name="P4"><text:a xlink:type="simple" xlink:href="http://db2.emich.edu/~201501_cosc471_group04/update_customer.php">http://db2.emich.edu/~201501_cosc471_group04/update_customer.php</text:a></text:p>
      <text:p text:style-name="P4">Must be logged in to reach update customer page – <text:span text:style-name="T1">disabled for demo</text:span></text:p>
      <text:p text:style-name="P1"/>
      <text:p text:style-name="P5">Confirmation:</text:p>
      <text:p text:style-name="P5"><text:a xlink:type="simple" xlink:href="http://db2.emich.edu/~201501_cosc471_group04/confirmation.php">http://db2.emich.edu/~201501_cosc471_group04/confirmation.php</text:a></text:p>
      <text:p text:style-name="P5"/>
      <text:p text:style-name="P6">Returning Customer:</text:p>
      <text:p text:style-name="P6"><text:a xlink:type="simple" xlink:href="http://db2.emich.edu/~201501_cosc471_group04/login.php">http://db2.emich.edu/~201501_cosc471_group04/login.php</text:a></text:p>
      <text:p text:style-name="P6">From any page the login link can be pressed from the upper right corner</text:p>
      <text:p text:style-name="P6"/>
      <text:p text:style-name="P6">Admin</text:p>
      <text:p text:style-name="P6"><text:a xlink:type="simple" xlink:href="http://db2.emich.edu/~201501_cosc471_group04/admin.php">http://db2.emich.edu/~201501_cosc471_group04/admin.php</text:a></text:p>
      <text:p text:style-name="P7">The admin must log in first to see the admin data (with username “admin” and password “admin”)</text:p>
      <text:p text:style-name="P7">Once they login the page shows all of the data, with the book records (all of the book titles and number of associated reviews) on a separate page.</text:p>
      <text:p text:style-name="P7"><text:a xlink:type="simple" xlink:href="http://db2.emich.edu/~201501_cosc471_group04/book_records.php">http://db2.emich.edu/~201501_cosc471_group04/book_records.php</text:a></text:p>
      <text:p text:style-name="P7"/>
      <text:p text:style-name="P7">Additionally, this page is a listing of all of the pages that can be accessed:</text:p>
      <text:p text:style-name="P7"><text:a xlink:type="simple" xlink:href="http://db2.emich.edu/~201501_cosc471_group04/list.php">http://db2.emich.edu/~201501_cosc471_group04/list.php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14:09:18.297586000</meta:creation-date>
    <meta:generator>LibreOffice/4.2.8.2$MacOSX_x86 LibreOffice_project/48d50dbfc06349262c9d50868e5c1f630a573ebd</meta:generator>
    <dc:date>2015-02-13T21:37:27.337942000</dc:date>
    <meta:editing-duration>PT6H54M14S</meta:editing-duration>
    <meta:editing-cycles>10</meta:editing-cycles>
    <meta:document-statistic meta:table-count="0" meta:image-count="0" meta:object-count="0" meta:page-count="2" meta:paragraph-count="46" meta:word-count="334" meta:character-count="2729" meta:non-whitespace-character-count="2438"/>
  </office:meta>
</office:document-meta>
</file>